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erif"/>
    <style:font-face style:name="quot" svg:font-family="quot"/>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3pt" style:font-name-asian="Consolas" style:font-size-asian="13pt" style:font-name-complex="Consolas" style:font-size-complex="13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font-size="13pt" fo:font-weight="bold" style:font-size-asian="13pt" style:font-weight-asian="bold" style:font-size-complex="13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fo:font-size="13pt" fo:font-weight="bold" style:font-size-asian="13pt" style:font-weight-asian="bold" style:font-size-complex="13pt" style:font-weight-complex="bold"/>
    </style:style>
    <style:style style:name="P8" style:family="paragraph" style:parent-style-name="Standard" style:list-style-name="L2">
      <style:paragraph-properties fo:margin-left="0cm" fo:margin-right="0cm" fo:text-align="start" style:justify-single-word="false" fo:text-indent="0cm" style:auto-text-indent="false" style:text-autospace="none"/>
      <style:text-properties fo:font-size="13pt" fo:font-weight="bold" style:font-size-asian="13pt" style:font-weight-asian="bold" style:font-size-complex="13pt" style:font-weight-complex="bold"/>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0" style:family="paragraph" style:parent-style-name="Standard" style:list-style-name="L3">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3" style:family="paragraph" style:parent-style-name="Standard" style:list-style-name="L5">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4" style:family="paragraph" style:parent-style-name="Standard" style:list-style-name="L1">
      <style:paragraph-properties fo:margin-left="0cm" fo:margin-right="0cm" fo:text-align="start" style:justify-single-word="false" fo:text-indent="0cm" style:auto-text-indent="false" fo:break-before="page" style:text-autospace="none"/>
      <style:text-properties fo:font-size="13pt" fo:font-weight="bold" style:font-size-asian="13pt" style:font-weight-asian="bold" style:font-size-complex="13pt" style:font-weight-complex="bold"/>
    </style:style>
    <style:style style:name="P15" style:family="paragraph" style:parent-style-name="Standard" style:list-style-name="">
      <style:paragraph-properties fo:margin-left="0cm" fo:margin-right="0cm" fo:text-align="start" style:justify-single-word="false" fo:text-indent="0cm" style:auto-text-indent="false" fo:break-before="page" style:text-autospace="none"/>
      <style:text-properties fo:font-size="18pt" style:font-size-asian="18pt" style:font-size-complex="18pt"/>
    </style:style>
    <style:style style:name="T1" style:family="text">
      <style:text-properties fo:color="#7f0055" fo:font-weight="bold" style:font-weight-asian="bold" style:font-weight-complex="bold"/>
    </style:style>
    <style:style style:name="T2" style:family="text">
      <style:text-properties fo:color="#7f0055" style:font-name="quot" fo:font-weight="bold" fo:background-color="transparent"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style:font-name-asian="Consolas" style:font-name-complex="Consolas"/>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fo:background-color="#d4d4d4"/>
    </style:style>
    <style:style style:name="T8" style:family="text">
      <style:text-properties fo:color="#6a3e3e"/>
    </style:style>
    <style:style style:name="T9" style:family="text">
      <style:text-properties fo:color="#2a00ff"/>
    </style:style>
    <style:style style:name="T10" style:family="text">
      <style:text-properties fo:color="#0000c0"/>
    </style:style>
    <style:style style:name="T11" style:family="text">
      <style:text-properties fo:color="#0000c0" fo:font-style="italic" fo:font-weight="bold" style:font-style-asian="italic" style:font-weight-asian="bold" style:font-style-complex="italic" style:font-weight-complex="bold"/>
    </style:style>
    <style:style style:name="T12" style:family="text">
      <style:text-properties fo:color="#222635" style:font-name="quot" fo:background-color="transparent"/>
    </style:style>
    <style:style style:name="T13" style:family="text">
      <style:text-properties fo:color="#222635" style:font-name="quot" fo:background-color="transparent" style:font-name-asian="Consolas" style:font-name-complex="Consolas"/>
    </style:style>
    <style:style style:name="T14" style:family="text">
      <style:text-properties fo:font-variant="normal" fo:text-transform="none" fo:color="#222635" style:text-line-through-style="none" style:font-name="Cambria" fo:font-size="14.25pt" fo:letter-spacing="normal" fo:font-style="normal" style:text-underline-style="none" fo:font-weight="bold" style:text-blinking="false" fo:background-color="transparent" style:font-name-asian="Consolas" style:font-name-complex="Consolas"/>
    </style:style>
    <style:style style:name="T15" style:family="text">
      <style:text-properties fo:font-variant="normal" fo:text-transform="none" fo:color="#222635" style:text-line-through-style="none" style:font-name="Cambria" fo:font-size="14.25pt" fo:letter-spacing="normal" fo:font-style="normal" style:text-underline-style="none" fo:font-weight="bold" style:text-blinking="false" fo:background-color="transparent" style:font-name-asian="Consolas" style:font-size-asian="13pt" style:font-name-complex="Consolas" style:font-size-complex="13pt"/>
    </style:style>
    <style:style style:name="T16" style:family="text">
      <style:text-properties fo:font-variant="normal" fo:text-transform="none" fo:color="#222635" style:text-line-through-style="none" style:font-name="Cambria" fo:font-size="14.25pt" fo:letter-spacing="normal" fo:font-style="normal" style:text-underline-style="none" style:text-blinking="false" fo:background-color="transparent" style:font-name-asian="Consolas" style:font-name-complex="Consolas"/>
    </style:style>
    <style:style style:name="T17" style:family="text">
      <style:text-properties fo:font-variant="normal" fo:text-transform="none" fo:color="#222635" style:text-line-through-style="none" style:font-name="Cambria" fo:font-size="14.25pt" fo:letter-spacing="normal" fo:font-style="normal" style:text-underline-style="none" fo:font-weight="normal" style:text-blinking="false" fo:background-color="transparent" style:font-name-asian="Consolas" style:font-name-complex="Consolas"/>
    </style:style>
    <style:style style:name="T18" style:family="text">
      <style:text-properties fo:font-variant="normal" fo:text-transform="none" fo:color="#222635" style:text-line-through-style="none" style:font-name="Cambria" fo:font-size="14.25pt" fo:letter-spacing="normal" fo:font-style="normal" style:text-underline-style="none" fo:font-weight="normal" style:text-blinking="false" fo:background-color="transparent" style:font-name-asian="Consolas" style:font-size-asian="13pt" style:font-weight-asian="normal" style:font-name-complex="Consolas" style:font-size-complex="13pt" style:font-weight-complex="normal"/>
    </style:style>
    <style:style style:name="T19" style:family="text">
      <style:text-properties fo:font-variant="normal" fo:text-transform="none" fo:color="#222635" style:text-line-through-style="none" style:font-name="quot" fo:font-size="14.25pt" fo:letter-spacing="normal" fo:font-style="normal" style:text-underline-style="none" style:text-blinking="false" fo:background-color="transparent" style:font-name-asian="Consolas" style:font-name-complex="Consolas"/>
    </style:style>
    <style:style style:name="T20" style:family="text">
      <style:text-properties fo:font-variant="normal" fo:text-transform="none" fo:color="#222635" style:text-line-through-style="none" style:font-name="quot" fo:font-size="14.25pt" fo:letter-spacing="normal" fo:font-style="normal" style:text-underline-style="none" style:text-blinking="false" fo:background-color="transparent" style:font-name-asian="Consolas" style:font-size-asian="13pt" style:font-name-complex="Consolas" style:font-size-complex="13pt"/>
    </style:style>
    <style:style style:name="T21" style:family="text">
      <style:text-properties fo:font-variant="normal" fo:text-transform="none" fo:color="#222635" style:text-line-through-style="none" style:font-name="quot" fo:font-size="14.25pt" fo:letter-spacing="normal" fo:font-style="normal" style:text-underline-style="none" fo:font-weight="normal" style:text-blinking="false" fo:background-color="transparent" style:font-name-asian="Consolas" style:font-weight-asian="normal" style:font-name-complex="Consolas" style:font-weight-complex="normal"/>
    </style:style>
    <style:style style:name="T22" style:family="text">
      <style:text-properties fo:font-variant="normal" fo:text-transform="none" fo:color="#3f7f5f" style:text-line-through-style="none" style:font-name="Consolas" fo:font-size="18pt" fo:letter-spacing="normal" fo:font-style="normal" style:text-underline-style="none" style:text-blinking="false" fo:background-color="transparent" style:font-name-asian="Consolas" style:font-size-asian="18pt" style:font-name-complex="Consolas" style:font-size-complex="18pt"/>
    </style:style>
    <style:style style:name="T23" style:family="text">
      <style:text-properties fo:font-style="italic" style:font-style-asian="italic" style:font-style-complex="italic"/>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dzone.com/articles/top-15-java-multithreading-concurrency-interview-q" text:style-name="Internet_20_link" text:visited-style-name="Visited_20_Internet_20_Link"><text:span text:style-name="Strong_20_Emphasis"><text:span text:style-name="T2">https://dzone.com/articles/top-15-java-multithreading-concurrency-interview-q</text:span></text:span></text:a></text:p>
      <text:p text:style-name="P1"><text:span text:style-name="Strong_20_Emphasis"><text:span text:style-name="T2"/></text:span></text:p>
      <text:p text:style-name="P1"><text:span text:style-name="Strong_20_Emphasis"><text:span text:style-name="T12">1) You have thread T1, T2, and T3. How will you ensure that thread T2 is run after T1 and thread T3 after T2?</text:span></text:span></text:p>
      <text:p text:style-name="P1"><text:span text:style-name="T1"/></text:p>
      <text:p text:style-name="P1"><text:span text:style-name="T1"/></text:p>
      <text:p text:style-name="P1"><text:span text:style-name="T1">public</text:span><text:span text:style-name="T3"> </text:span><text:span text:style-name="T1">class</text:span><text:span text:style-name="T3"> ThreadQuestion </text:span><text:span text:style-name="T1">extends</text:span><text:span text:style-name="T3"> Thread {</text:span></text:p>
      <text:p text:style-name="P1"><text:span text:style-name="T3"><text:tab/>ThreadQuestion(String </text:span><text:span text:style-name="T8">threadName</text:span><text:span text:style-name="T3">){</text:span></text:p>
      <text:p text:style-name="P1"><text:span text:style-name="T3"><text:tab/><text:tab/></text:span><text:span text:style-name="T1">super</text:span><text:span text:style-name="T3">(</text:span><text:span text:style-name="T8">threadName</text:span><text:span text:style-name="T3">);</text:span></text:p>
      <text:p text:style-name="P3"><text:tab/>}</text:p>
      <text:p text:style-name="P1"><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8">args</text:span><text:span text:style-name="T3">) {</text:span></text:p>
      <text:p text:style-name="P3"><text:tab/><text:tab/></text:p>
      <text:p text:style-name="P1"><text:span text:style-name="T3"><text:tab/><text:tab/>ThreadQuestion </text:span><text:span text:style-name="T8">t1</text:span><text:span text:style-name="T3">,</text:span><text:span text:style-name="T8">t2</text:span><text:span text:style-name="T3">,</text:span><text:span text:style-name="T8">t3</text:span><text:span text:style-name="T3">;</text:span></text:p>
      <text:p text:style-name="P1"><text:span text:style-name="T3"><text:tab/><text:tab/></text:span><text:span text:style-name="T8">t1</text:span><text:span text:style-name="T3">=</text:span><text:span text:style-name="T1">new</text:span><text:span text:style-name="T3"> ThreadQuestion(</text:span><text:span text:style-name="T9">"t1"</text:span><text:span text:style-name="T3">);</text:span></text:p>
      <text:p text:style-name="P1"><text:span text:style-name="T3"><text:tab/><text:tab/></text:span><text:span text:style-name="T8">t2</text:span><text:span text:style-name="T3">=</text:span><text:span text:style-name="T1">new</text:span><text:span text:style-name="T3"> ThreadQuestion(</text:span><text:span text:style-name="T9">"t2"</text:span><text:span text:style-name="T3">);</text:span></text:p>
      <text:p text:style-name="P1"><text:span text:style-name="T3"><text:tab/><text:tab/></text:span><text:span text:style-name="T8">t3</text:span><text:span text:style-name="T3">=</text:span><text:span text:style-name="T1">new</text:span><text:span text:style-name="T3"> ThreadQuestion(</text:span><text:span text:style-name="T9">"t3"</text:span><text:span text:style-name="T3">);</text:span></text:p>
      <text:p text:style-name="P1"><text:span text:style-name="T3"><text:tab/><text:tab/></text:span><text:span text:style-name="T1">try</text:span><text:span text:style-name="T3"> {</text:span></text:p>
      <text:p text:style-name="P1"><text:span text:style-name="T3"><text:tab/><text:tab/></text:span><text:span text:style-name="T8">t1</text:span><text:span text:style-name="T3">.start();</text:span></text:p>
      <text:p text:style-name="P1"><text:span text:style-name="T3"><text:tab/><text:tab/></text:span><text:span text:style-name="T8">t2</text:span><text:span text:style-name="T3">.join();</text:span></text:p>
      <text:p text:style-name="P1"><text:span text:style-name="T3"><text:tab/><text:tab/></text:span><text:span text:style-name="T8">t2</text:span><text:span text:style-name="T3">.start();</text:span></text:p>
      <text:p text:style-name="P1"><text:span text:style-name="T3"><text:tab/><text:tab/></text:span><text:span text:style-name="T8">t2</text:span><text:span text:style-name="T3">.join();</text:span></text:p>
      <text:p text:style-name="P1"><text:span text:style-name="T3"><text:tab/><text:tab/></text:span><text:span text:style-name="T8">t3</text:span><text:span text:style-name="T3">.start();</text:span></text:p>
      <text:p text:style-name="P3"><text:tab/><text:tab/>}</text:p>
      <text:p text:style-name="P1"><text:span text:style-name="T3"><text:tab/><text:tab/></text:span><text:span text:style-name="T1">catch</text:span><text:span text:style-name="T3"> (InterruptedException </text:span><text:span text:style-name="T8">ie</text:span><text:span text:style-name="T3">) {</text:span></text:p>
      <text:p text:style-name="P1"><text:span text:style-name="T3"><text:tab/><text:tab/><text:tab/>System.</text:span><text:span text:style-name="T11">out</text:span><text:span text:style-name="T3">.println(Thread.</text:span><text:span text:style-name="T4">currentThread</text:span><text:span text:style-name="T3">()+</text:span><text:span text:style-name="T9">" : Interrupted"</text:span><text:span text:style-name="T3">);</text:span></text:p>
      <text:p text:style-name="P3"><text:tab/><text:tab/>}</text:p>
      <text:p text:style-name="P3"><text:tab/><text:tab/></text:p>
      <text:p text:style-name="P3"><text:tab/>}</text:p>
      <text:p text:style-name="P1"><text:span text:style-name="T3"><text:tab/></text:span><text:span text:style-name="T1">public</text:span><text:span text:style-name="T3"> </text:span><text:span text:style-name="T1">void</text:span><text:span text:style-name="T3"> run() {</text:span></text:p>
      <text:p text:style-name="P1"><text:span text:style-name="T3"><text:tab/><text:tab/>System.</text:span><text:span text:style-name="T11">out</text:span><text:span text:style-name="T3">.println(Thread.</text:span><text:span text:style-name="T4">currentThread</text:span><text:span text:style-name="T3">());</text:span></text:p>
      <text:p text:style-name="P3"><text:tab/>}</text:p>
      <text:p text:style-name="P1"/>
      <text:p text:style-name="P5"><text:span text:style-name="T5">}</text:span></text:p>
      <text:p text:style-name="P5"><text:span text:style-name="T5"/></text:p>
      <text:p text:style-name="P6"><text:span text:style-name="T5">Output :</text:span></text:p>
      <text:p text:style-name="P6"><text:span text:style-name="T5">Thread[t1,5,main]</text:span></text:p>
      <text:p text:style-name="P6"><text:span text:style-name="T5">Thread[t2,5,main]</text:span></text:p>
      <text:p text:style-name="P6"><text:span text:style-name="T5">Thread[t3,5,main]</text:span></text:p>
      <text:list xml:id="list4316860176017209388" text:style-name="L1">
        <text:list-item>
          <text:p text:style-name="P14"><text:span text:style-name="T16">What is the advantage of the new Lock interface over a synchronized block in Java? You need to implement a high-performance cache, which allows multiple readers, but </text:span><text:span text:style-name="Strong_20_Emphasis"><text:span text:style-name="T13">how will you implement </text:span></text:span><text:span text:style-name="T16">the single writer to keep the integrity?</text:span></text:p>
        </text:list-item>
      </text:list>
      <text:p text:style-name="P7"><text:span text:style-name="T16"/></text:p>
      <text:p text:style-name="P7"><text:a xlink:type="simple" xlink:href="http://tutorials.jenkov.com/java-concurrency/locks.html" text:style-name="Internet_20_link" text:visited-style-name="Visited_20_Internet_20_Link"><text:span text:style-name="T16">http://tutorials.jenkov.com/java-concurrency/locks.html</text:span></text:a></text:p>
      <text:p text:style-name="P7"><text:span text:style-name="T16"/></text:p>
      <text:list xml:id="list7902848915810411080" text:style-name="L2">
        <text:list-item>
          <text:p text:style-name="P8"><text:span text:style-name="Strong_20_Emphasis"><text:span text:style-name="T19">What are differences between wait and sleep method in Java?</text:span></text:span></text:p>
        </text:list-item>
      </text:list>
      <text:p text:style-name="P7"><text:span text:style-name="Strong_20_Emphasis"><text:span text:style-name="T19"/></text:span></text:p>
      <text:p text:style-name="P7"><text:span text:style-name="Strong_20_Emphasis"><text:span text:style-name="T17">The only major difference is to wait to release the lock or monitor, while sleep doesn't release any lock or monitor while waiting. The wait is used for inter-thread communication, since sleep is used to introduce pause on execution</text:span></text:span><text:span text:style-name="Strong_20_Emphasis"><text:span text:style-name="T21">.</text:span></text:span></text:p>
      <text:p text:style-name="P7"><text:span text:style-name="Strong_20_Emphasis"><text:span text:style-name="T19"/></text:span></text:p>
      <text:p text:style-name="P7"><text:span text:style-name="Strong_20_Emphasis"><text:span text:style-name="T19">4) Write code to implement blocking queue in Java?</text:span></text:span></text:p>
      <text:p text:style-name="P7"><text:span text:style-name="Strong_20_Emphasis"><text:span text:style-name="T14">5) Write code to solve the produce consumer problem in Java?</text:span></text:span></text:p>
      <text:p text:style-name="P7"><text:span text:style-name="Strong_20_Emphasis"><text:span text:style-name="T22">//Waiting and notifying</text:span></text:span></text:p>
      <text:p text:style-name="P2"><text:span text:style-name="T1">public</text:span><text:span text:style-name="T3"> </text:span><text:span text:style-name="T1">class</text:span><text:span text:style-name="T3"> </text:span><text:span text:style-name="T7">StackImpl</text:span><text:span text:style-name="T3"> {</text:span></text:p>
      <text:p text:style-name="P2"><text:span text:style-name="T3"><text:tab/></text:span><text:span text:style-name="T1">private</text:span><text:span text:style-name="T3"> Object[] </text:span><text:span text:style-name="T10">stackArray</text:span><text:span text:style-name="T3">;</text:span></text:p>
      <text:p text:style-name="P2"><text:span text:style-name="T3"><text:tab/></text:span><text:span text:style-name="T1">private</text:span><text:span text:style-name="T3"> </text:span><text:span text:style-name="T1">volatile</text:span><text:span text:style-name="T3"> </text:span><text:span text:style-name="T1">int</text:span><text:span text:style-name="T3"> </text:span><text:span text:style-name="T10">topOfStack</text:span><text:span text:style-name="T3">;</text:span></text:p>
      <text:p text:style-name="P2"/>
      <text:p text:style-name="P2"><text:span text:style-name="T3"><text:tab/>StackImpl(</text:span><text:span text:style-name="T1">int</text:span><text:span text:style-name="T3"> </text:span><text:span text:style-name="T8">capacity</text:span><text:span text:style-name="T3">) {</text:span></text:p>
      <text:p text:style-name="P2"><text:span text:style-name="T3"><text:tab/><text:tab/></text:span><text:span text:style-name="T10">stackArray</text:span><text:span text:style-name="T3"> = </text:span><text:span text:style-name="T1">new</text:span><text:span text:style-name="T3"> Object[</text:span><text:span text:style-name="T8">capacity</text:span><text:span text:style-name="T3">];</text:span></text:p>
      <text:p text:style-name="P2"><text:span text:style-name="T3"><text:tab/><text:tab/></text:span><text:span text:style-name="T10">topOfStack</text:span><text:span text:style-name="T3"> = -1;</text:span></text:p>
      <text:p text:style-name="P4"><text:tab/>}</text:p>
      <text:p text:style-name="P2"/>
      <text:p text:style-name="P2"><text:span text:style-name="T3"><text:tab/></text:span><text:span text:style-name="T1">public</text:span><text:span text:style-name="T3"> </text:span><text:span text:style-name="T1">synchronized</text:span><text:span text:style-name="T3"> Object pop() {</text:span></text:p>
      <text:p text:style-name="P2"><text:span text:style-name="T3"><text:tab/><text:tab/>System.</text:span><text:span text:style-name="T11">out</text:span><text:span text:style-name="T3">.println(Thread.</text:span><text:span text:style-name="T4">currentThread</text:span><text:span text:style-name="T3">() + </text:span><text:span text:style-name="T9">": popping"</text:span><text:span text:style-name="T3">);</text:span></text:p>
      <text:p text:style-name="P2"><text:span text:style-name="T3"><text:tab/><text:tab/></text:span><text:span text:style-name="T1">while</text:span><text:span text:style-name="T3"> (isEmpty()) {</text:span></text:p>
      <text:p text:style-name="P2"><text:span text:style-name="T3"><text:tab/><text:tab/><text:tab/></text:span><text:span text:style-name="T1">try</text:span><text:span text:style-name="T3"> {</text:span></text:p>
      <text:p text:style-name="P2"><text:span text:style-name="T3"><text:tab/><text:tab/><text:tab/><text:tab/>System.</text:span><text:span text:style-name="T11">out</text:span><text:span text:style-name="T3">.println(</text:span></text:p>
      <text:p text:style-name="P2"><text:span text:style-name="T3"><text:tab/><text:tab/><text:tab/><text:tab/><text:tab/><text:tab/>Thread.</text:span><text:span text:style-name="T4">currentThread</text:span><text:span text:style-name="T3">() + </text:span><text:span text:style-name="T9">":"</text:span><text:span text:style-name="T3"> + </text:span><text:span text:style-name="T9">"waiting to pop"</text:span><text:span text:style-name="T3">);</text:span></text:p>
      <text:p text:style-name="P4"><text:tab/><text:tab/><text:tab/><text:tab/>wait();</text:p>
      <text:p text:style-name="P2"><text:span text:style-name="T3"><text:tab/><text:tab/><text:tab/>} </text:span><text:span text:style-name="T1">catch</text:span><text:span text:style-name="T3"> (InterruptedException </text:span><text:span text:style-name="T8">ie</text:span><text:span text:style-name="T3">) {</text:span></text:p>
      <text:p text:style-name="P2"><text:span text:style-name="T3"><text:tab/><text:tab/><text:tab/><text:tab/>System.</text:span><text:span text:style-name="T11">out</text:span></text:p>
      <text:p text:style-name="P2"><text:span text:style-name="T3"><text:tab/><text:tab/><text:tab/><text:tab/><text:tab/><text:tab/>.println(Thread.</text:span><text:span text:style-name="T4">currentThread</text:span><text:span text:style-name="T3">() + </text:span><text:span text:style-name="T9">":"</text:span><text:span text:style-name="T3"> + </text:span><text:span text:style-name="T9">"Interrupted"</text:span><text:span text:style-name="T3">);</text:span></text:p>
      <text:p text:style-name="P4"><text:tab/><text:tab/><text:tab/>}</text:p>
      <text:p text:style-name="P4"><text:tab/><text:tab/>}</text:p>
      <text:p text:style-name="P2"><text:span text:style-name="T3"><text:tab/><text:tab/>Object </text:span><text:span text:style-name="T8">element</text:span><text:span text:style-name="T3"> = </text:span><text:span text:style-name="T10">stackArray</text:span><text:span text:style-name="T3">[</text:span><text:span text:style-name="T10">topOfStack</text:span><text:span text:style-name="T3">];</text:span></text:p>
      <text:p text:style-name="P2"><text:span text:style-name="T3"><text:tab/><text:tab/></text:span><text:span text:style-name="T10">stackArray</text:span><text:span text:style-name="T3">[</text:span><text:span text:style-name="T10">topOfStack</text:span><text:span text:style-name="T3">--] = </text:span><text:span text:style-name="T1">null</text:span><text:span text:style-name="T3">;</text:span></text:p>
      <text:p text:style-name="P2"><text:span text:style-name="T3"><text:tab/><text:tab/>System.</text:span><text:span text:style-name="T11">out</text:span><text:span text:style-name="T3">.println(Thread.</text:span><text:span text:style-name="T4">currentThread</text:span><text:span text:style-name="T3">() + </text:span><text:span text:style-name="T9">": Noifying after popping"</text:span><text:span text:style-name="T3">);</text:span></text:p>
      <text:p text:style-name="P4"><text:tab/><text:tab/>notify();</text:p>
      <text:p text:style-name="P2"><text:span text:style-name="T3"><text:tab/><text:tab/></text:span><text:span text:style-name="T1">return</text:span><text:span text:style-name="T3"> </text:span><text:span text:style-name="T8">element</text:span><text:span text:style-name="T3">;</text:span></text:p>
      <text:p text:style-name="P4"><text:tab/>}</text:p>
      <text:p text:style-name="P2"/>
      <text:p text:style-name="P2"><text:span text:style-name="T3"><text:tab/></text:span><text:span text:style-name="T1">public</text:span><text:span text:style-name="T3"> </text:span><text:span text:style-name="T1">synchronized</text:span><text:span text:style-name="T3"> </text:span><text:span text:style-name="T1">void</text:span><text:span text:style-name="T3"> push(Object </text:span><text:span text:style-name="T8">element</text:span><text:span text:style-name="T3">) {</text:span></text:p>
      <text:p text:style-name="P2"><text:span text:style-name="T3"><text:tab/><text:tab/>System.</text:span><text:span text:style-name="T11">out</text:span><text:span text:style-name="T3">.println(Thread.</text:span><text:span text:style-name="T4">currentThread</text:span><text:span text:style-name="T3">() + </text:span><text:span text:style-name="T9">": pushing"</text:span><text:span text:style-name="T3">);</text:span></text:p>
      <text:p text:style-name="P2"><text:span text:style-name="T3"><text:tab/><text:tab/></text:span><text:span text:style-name="T1">while</text:span><text:span text:style-name="T3"> (isFull()) {</text:span></text:p>
      <text:p text:style-name="P2"><text:span text:style-name="T3"><text:tab/><text:tab/><text:tab/></text:span><text:span text:style-name="T1">try</text:span><text:span text:style-name="T3"> {</text:span></text:p>
      <text:p text:style-name="P2"><text:span text:style-name="T3"><text:tab/><text:tab/><text:tab/><text:tab/>System.</text:span><text:span text:style-name="T11">out</text:span><text:span text:style-name="T3">.println(</text:span></text:p>
      <text:p text:style-name="P2"><text:span text:style-name="T3"><text:tab/><text:tab/><text:tab/><text:tab/><text:tab/><text:tab/>Thread.</text:span><text:span text:style-name="T4">currentThread</text:span><text:span text:style-name="T3">() + </text:span><text:span text:style-name="T9">":"</text:span><text:span text:style-name="T3"> + </text:span><text:span text:style-name="T9">"waiting to push"</text:span><text:span text:style-name="T3">);</text:span></text:p>
      <text:p text:style-name="P4"><text:tab/><text:tab/><text:tab/><text:tab/>wait();</text:p>
      <text:p text:style-name="P2"><text:span text:style-name="T3"><text:tab/><text:tab/><text:tab/>} </text:span><text:span text:style-name="T1">catch</text:span><text:span text:style-name="T3"> (InterruptedException </text:span><text:span text:style-name="T8">ie</text:span><text:span text:style-name="T3">) {</text:span></text:p>
      <text:p text:style-name="P2"><text:span text:style-name="T3"><text:tab/><text:tab/><text:tab/><text:tab/>System.</text:span><text:span text:style-name="T11">out</text:span></text:p>
      <text:p text:style-name="P2"><text:span text:style-name="T3"><text:tab/><text:tab/><text:tab/><text:tab/><text:tab/><text:tab/>.println(Thread.</text:span><text:span text:style-name="T4">currentThread</text:span><text:span text:style-name="T3">() + </text:span><text:span text:style-name="T9">":"</text:span><text:span text:style-name="T3"> + </text:span><text:span text:style-name="T9">"Interrupted"</text:span><text:span text:style-name="T3">);</text:span></text:p>
      <text:p text:style-name="P4"><text:soft-page-break/><text:tab/><text:tab/><text:tab/>}</text:p>
      <text:p text:style-name="P4"><text:tab/><text:tab/>}</text:p>
      <text:p text:style-name="P2"><text:span text:style-name="T3"><text:tab/><text:tab/></text:span><text:span text:style-name="T10">stackArray</text:span><text:span text:style-name="T3">[++</text:span><text:span text:style-name="T10">topOfStack</text:span><text:span text:style-name="T3">] = </text:span><text:span text:style-name="T8">element</text:span><text:span text:style-name="T3">;</text:span></text:p>
      <text:p text:style-name="P2"><text:span text:style-name="T3"><text:tab/><text:tab/>System.</text:span><text:span text:style-name="T11">out</text:span><text:span text:style-name="T3">.println(Thread.</text:span><text:span text:style-name="T4">currentThread</text:span><text:span text:style-name="T3">() + </text:span><text:span text:style-name="T9">": Noifying after pushing"</text:span><text:span text:style-name="T3">);</text:span></text:p>
      <text:p text:style-name="P4"><text:tab/><text:tab/>notify();</text:p>
      <text:p text:style-name="P4"><text:tab/>}</text:p>
      <text:p text:style-name="P2"/>
      <text:p text:style-name="P2"><text:span text:style-name="T3"><text:tab/></text:span><text:span text:style-name="T1">public</text:span><text:span text:style-name="T3"> </text:span><text:span text:style-name="T1">boolean</text:span><text:span text:style-name="T3"> isFull() {</text:span></text:p>
      <text:p text:style-name="P2"><text:span text:style-name="T3"><text:tab/><text:tab/></text:span><text:span text:style-name="T1">return</text:span><text:span text:style-name="T3"> </text:span><text:span text:style-name="T10">topOfStack</text:span><text:span text:style-name="T3"> &gt;= </text:span><text:span text:style-name="T10">stackArray</text:span><text:span text:style-name="T3">.</text:span><text:span text:style-name="T10">length</text:span><text:span text:style-name="T3"> - 1;</text:span></text:p>
      <text:p text:style-name="P4"><text:tab/>}</text:p>
      <text:p text:style-name="P2"/>
      <text:p text:style-name="P2"><text:span text:style-name="T3"><text:tab/></text:span><text:span text:style-name="T1">public</text:span><text:span text:style-name="T3"> </text:span><text:span text:style-name="T1">boolean</text:span><text:span text:style-name="T3"> isEmpty() {</text:span></text:p>
      <text:p text:style-name="P2"><text:span text:style-name="T3"><text:tab/><text:tab/></text:span><text:span text:style-name="T1">return</text:span><text:span text:style-name="T3"> </text:span><text:span text:style-name="T10">topOfStack</text:span><text:span text:style-name="T3"> &lt; 0;</text:span></text:p>
      <text:p text:style-name="P4"><text:tab/>}</text:p>
      <text:p text:style-name="P2"/>
      <text:p text:style-name="P2"><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8">args</text:span><text:span text:style-name="T3">) {</text:span></text:p>
      <text:p text:style-name="P2"><text:span text:style-name="T3"><text:tab/><text:tab/></text:span><text:span text:style-name="T1">try</text:span><text:span text:style-name="T3"> {</text:span></text:p>
      <text:p text:style-name="P2"><text:span text:style-name="T3"><text:tab/><text:tab/><text:tab/></text:span><text:span text:style-name="T7">StackImpl</text:span><text:span text:style-name="T3"> </text:span><text:span text:style-name="T8">stack</text:span><text:span text:style-name="T3"> = </text:span><text:span text:style-name="T1">new</text:span><text:span text:style-name="T3"> </text:span><text:span text:style-name="T7">StackImpl</text:span><text:span text:style-name="T3">(5);</text:span></text:p>
      <text:p text:style-name="P2"><text:span text:style-name="T3"><text:tab/><text:tab/><text:tab/></text:span><text:span text:style-name="T1">new</text:span><text:span text:style-name="T3"> StackPusher(</text:span><text:span text:style-name="T9">"A"</text:span><text:span text:style-name="T3">, </text:span><text:span text:style-name="T8">stack</text:span><text:span text:style-name="T3">);</text:span></text:p>
      <text:p text:style-name="P2"><text:span text:style-name="T3"><text:tab/><text:tab/><text:tab/></text:span><text:span text:style-name="T1">new</text:span><text:span text:style-name="T3"> StackPusher(</text:span><text:span text:style-name="T9">"B"</text:span><text:span text:style-name="T3">, </text:span><text:span text:style-name="T8">stack</text:span><text:span text:style-name="T3">);</text:span></text:p>
      <text:p text:style-name="P2"><text:span text:style-name="T3"><text:tab/><text:tab/><text:tab/></text:span><text:span text:style-name="T1">new</text:span><text:span text:style-name="T3"> StackPusher(</text:span><text:span text:style-name="T9">"C"</text:span><text:span text:style-name="T3">, </text:span><text:span text:style-name="T8">stack</text:span><text:span text:style-name="T3">);</text:span></text:p>
      <text:p text:style-name="P2"><text:span text:style-name="T3"><text:tab/><text:tab/><text:tab/>System.</text:span><text:span text:style-name="T11">out</text:span><text:span text:style-name="T3">.println(</text:span><text:span text:style-name="T9">"Main Thread Sleeping"</text:span><text:span text:style-name="T3">);</text:span></text:p>
      <text:p text:style-name="P4"><text:tab/><text:tab/><text:tab/>Thread.<text:span text:style-name="T23">sleep</text:span>(10);</text:p>
      <text:p text:style-name="P2"><text:span text:style-name="T3"><text:tab/><text:tab/><text:tab/>System.</text:span><text:span text:style-name="T11">out</text:span><text:span text:style-name="T3">.println(</text:span><text:span text:style-name="T9">"Exist from Main Thread"</text:span><text:span text:style-name="T3">);</text:span></text:p>
      <text:p text:style-name="P2"><text:span text:style-name="T3"><text:tab/><text:tab/>} </text:span><text:span text:style-name="T1">catch</text:span><text:span text:style-name="T3"> (InterruptedException </text:span><text:span text:style-name="T8">ie</text:span><text:span text:style-name="T3">) {</text:span></text:p>
      <text:p text:style-name="P2"><text:span text:style-name="T3"><text:tab/><text:tab/><text:tab/>System.</text:span><text:span text:style-name="T11">out</text:span><text:span text:style-name="T3">.println(Thread.</text:span><text:span text:style-name="T4">currentThread</text:span><text:span text:style-name="T3">() + </text:span><text:span text:style-name="T9">":"</text:span><text:span text:style-name="T3"> + </text:span><text:span text:style-name="T9">"Interrupted"</text:span><text:span text:style-name="T3">);</text:span></text:p>
      <text:p text:style-name="P4"><text:tab/><text:tab/>}</text:p>
      <text:p text:style-name="P2"/>
      <text:p text:style-name="P4"><text:tab/>}</text:p>
      <text:p text:style-name="P2"/>
      <text:p text:style-name="P4">}</text:p>
      <text:p text:style-name="P2"/>
      <text:p text:style-name="P2"><text:span text:style-name="T1">abstract</text:span><text:span text:style-name="T3"> </text:span><text:span text:style-name="T1">class</text:span><text:span text:style-name="T3"> StackUser </text:span><text:span text:style-name="T1">implements</text:span><text:span text:style-name="T3"> Runnable {</text:span></text:p>
      <text:p text:style-name="P2"><text:span text:style-name="T3"><text:tab/></text:span><text:span text:style-name="T1">protected</text:span><text:span text:style-name="T3"> </text:span><text:span text:style-name="T7">StackImpl</text:span><text:span text:style-name="T3"> </text:span><text:span text:style-name="T10">stack</text:span><text:span text:style-name="T3">;</text:span></text:p>
      <text:p text:style-name="P2"/>
      <text:p text:style-name="P2"><text:span text:style-name="T3"><text:tab/>StackUser(String </text:span><text:span text:style-name="T8">threadName</text:span><text:span text:style-name="T3">, </text:span><text:span text:style-name="T7">StackImpl</text:span><text:span text:style-name="T3"> </text:span><text:span text:style-name="T8">stack</text:span><text:span text:style-name="T3">) {</text:span></text:p>
      <text:p text:style-name="P2"><text:span text:style-name="T3"><text:tab/><text:tab/></text:span><text:span text:style-name="T1">this</text:span><text:span text:style-name="T3">.</text:span><text:span text:style-name="T10">stack</text:span><text:span text:style-name="T3"> = </text:span><text:span text:style-name="T8">stack</text:span><text:span text:style-name="T3">;</text:span></text:p>
      <text:p text:style-name="P2"><text:span text:style-name="T3"><text:tab/><text:tab/>Thread </text:span><text:span text:style-name="T8">worker</text:span><text:span text:style-name="T3"> = </text:span><text:span text:style-name="T1">new</text:span><text:span text:style-name="T3"> Thread(</text:span><text:span text:style-name="T1">this</text:span><text:span text:style-name="T3">, </text:span><text:span text:style-name="T8">threadName</text:span><text:span text:style-name="T3">);</text:span></text:p>
      <text:p text:style-name="P2"><text:span text:style-name="T3"><text:tab/><text:tab/>System.</text:span><text:span text:style-name="T11">out</text:span><text:span text:style-name="T3">.println(</text:span><text:span text:style-name="T8">worker</text:span><text:span text:style-name="T3">);</text:span></text:p>
      <text:p text:style-name="P2"><text:span text:style-name="T3"><text:tab/><text:tab/></text:span><text:span text:style-name="T8">worker</text:span><text:span text:style-name="T3">.setDaemon(</text:span><text:span text:style-name="T1">true</text:span><text:span text:style-name="T3">);</text:span></text:p>
      <text:p text:style-name="P2"><text:span text:style-name="T3"><text:tab/><text:tab/></text:span><text:span text:style-name="T8">worker</text:span><text:span text:style-name="T3">.start();</text:span></text:p>
      <text:p text:style-name="P4"><text:tab/>}</text:p>
      <text:p text:style-name="P4">}</text:p>
      <text:p text:style-name="P2"/>
      <text:p text:style-name="P2"><text:span text:style-name="T1">class</text:span><text:span text:style-name="T3"> StackPopper </text:span><text:span text:style-name="T1">extends</text:span><text:span text:style-name="T3"> StackUser {</text:span></text:p>
      <text:p text:style-name="P2"><text:span text:style-name="T3"><text:tab/>StackPopper(String </text:span><text:span text:style-name="T8">threadName</text:span><text:span text:style-name="T3">, </text:span><text:span text:style-name="T7">StackImpl</text:span><text:span text:style-name="T3"> </text:span><text:span text:style-name="T8">stack</text:span><text:span text:style-name="T3">) {</text:span></text:p>
      <text:p text:style-name="P2"><text:span text:style-name="T3"><text:tab/><text:tab/></text:span><text:span text:style-name="T1">super</text:span><text:span text:style-name="T3">(</text:span><text:span text:style-name="T8">threadName</text:span><text:span text:style-name="T3">, </text:span><text:span text:style-name="T8">stack</text:span><text:span text:style-name="T3">);</text:span></text:p>
      <text:p text:style-name="P4"><text:tab/>}</text:p>
      <text:p text:style-name="P2"><text:span text:style-name="T3"><text:tab/></text:span><text:span text:style-name="T1">public</text:span><text:span text:style-name="T3"> </text:span><text:span text:style-name="T1">void</text:span><text:span text:style-name="T3"> run() {</text:span></text:p>
      <text:p text:style-name="P2"><text:span text:style-name="T3"><text:tab/><text:tab/></text:span><text:span text:style-name="T1">while</text:span><text:span text:style-name="T3"> (</text:span><text:span text:style-name="T1">true</text:span><text:span text:style-name="T3">)</text:span></text:p>
      <text:p text:style-name="P2"><text:span text:style-name="T3"><text:tab/><text:tab/><text:tab/></text:span><text:span text:style-name="T10">stack</text:span><text:span text:style-name="T3">.pop();</text:span></text:p>
      <text:p text:style-name="P4"><text:tab/>}</text:p>
      <text:p text:style-name="P4">}</text:p>
      <text:p text:style-name="P2"/>
      <text:p text:style-name="P2"><text:span text:style-name="T1">class</text:span><text:span text:style-name="T3"> StackPusher </text:span><text:span text:style-name="T1">extends</text:span><text:span text:style-name="T3"> StackUser {</text:span></text:p>
      <text:p text:style-name="P2"><text:span text:style-name="T3"><text:tab/>StackPusher(String </text:span><text:span text:style-name="T8">threadName</text:span><text:span text:style-name="T3">, </text:span><text:span text:style-name="T7">StackImpl</text:span><text:span text:style-name="T3"> </text:span><text:span text:style-name="T8">stack</text:span><text:span text:style-name="T3">) {</text:span></text:p>
      <text:p text:style-name="P2"><text:span text:style-name="T3"><text:tab/><text:tab/></text:span><text:span text:style-name="T1">super</text:span><text:span text:style-name="T3">(</text:span><text:span text:style-name="T8">threadName</text:span><text:span text:style-name="T3">, </text:span><text:span text:style-name="T8">stack</text:span><text:span text:style-name="T3">);</text:span></text:p>
      <text:p text:style-name="P4"><text:tab/>}</text:p>
      <text:p text:style-name="P2"><text:span text:style-name="T3"><text:tab/></text:span><text:span text:style-name="T1">public</text:span><text:span text:style-name="T3"> </text:span><text:span text:style-name="T1">void</text:span><text:span text:style-name="T3"> run() {</text:span></text:p>
      <text:p text:style-name="P2"><text:span text:style-name="T3"><text:tab/><text:tab/></text:span><text:span text:style-name="T1">while</text:span><text:span text:style-name="T3"> (</text:span><text:span text:style-name="T1">true</text:span><text:span text:style-name="T3">)</text:span></text:p>
      <text:p text:style-name="P2"><text:span text:style-name="T3"><text:tab/><text:tab/><text:tab/></text:span><text:span text:style-name="T10">stack</text:span><text:span text:style-name="T3">.push(2008);</text:span></text:p>
      <text:p text:style-name="P4"><text:tab/>}</text:p>
      <text:p text:style-name="P9"><text:span text:style-name="T6">}</text:span></text:p>
      <text:p text:style-name="P15"><text:span text:style-name="T6"/></text:p>
      <text:list xml:id="list8810346539747358709" text:style-name="L3">
        <text:list-item>
          <text:p text:style-name="P10"><text:span text:style-name="Strong_20_Emphasis"><text:span text:style-name="T15">Write a program that will result in a deadlock. How will you fix deadlock in Java?</text:span></text:span></text:p>
          <text:p text:style-name="P10"><text:span text:style-name="Strong_20_Emphasis"><text:span text:style-name="T15"/></text:span></text:p>
          <text:p text:style-name="P10"><text:a xlink:type="simple" xlink:href="https://www.threadingbuildingblocks.org/docs/help/tbb_userguide/Atomic_Operations.html" text:style-name="Internet_20_link" text:visited-style-name="Visited_20_Internet_20_Link"><text:span text:style-name="Strong_20_Emphasis"><text:span text:style-name="T15">https://www.threadingbuildingblocks.org/docs/help/tbb_userguide/Atomic_Operations.html</text:span></text:span></text:a></text:p>
        </text:list-item>
      </text:list>
      <text:p text:style-name="P11"><text:span text:style-name="Strong_20_Emphasis"><text:span text:style-name="T15"/></text:span></text:p>
      <text:p text:style-name="P11"><text:span text:style-name="Strong_20_Emphasis"><text:span text:style-name="T20">7) What is an atomic operation? What are atomic operations in Java?</text:span></text:span></text:p>
      <text:list xml:id="list4250343206134982099" text:style-name="L5">
        <text:list-item>
          <text:p text:style-name="P13"><text:span text:style-name="Strong_20_Emphasis"><text:span text:style-name="T15">What is a volatile keyword in Java? How do you use it? How is it different from the synchronized method in Java?</text:span></text:span></text:p>
        </text:list-item>
      </text:list>
      <text:p text:style-name="P11"><text:span text:style-name="Strong_20_Emphasis"><text:span text:style-name="T18">Volatile is used to make a value of variable consistent throughout the life cycle of thread. So that value updated by one thread will be available to another. Synchronized is used to make the particular portion lockable. So that it can be accessed exclusively when it is shared among multiple thread.</text:span></text:span></text:p>
      <text:p text:style-name="P11"><text:span text:style-name="Strong_20_Emphasis"><text:span text:style-name="T15"/></text:span></text:p>
      <text:p text:style-name="P11"><text:span text:style-name="Strong_20_Emphasis"><text:span text:style-name="T20">9) What is a race condition? How will you find and solve race condition?</text:span></text:span></text:p>
      <text:p text:style-name="P11"><text:span text:style-name="Strong_20_Emphasis"><text:span text:style-name="T20">10) How will you take thread dump in Java? How will you analyze Thread dump?</text:span></text:span></text:p>
      <text:list xml:id="list6911378349909440068" text:style-name="L4">
        <text:list-item>
          <text:p text:style-name="P12"><text:span text:style-name="Strong_20_Emphasis"><text:span text:style-name="T20">Why do we call start() method which in turns calls run() method, why not we directly call run() method?</text:span></text:span></text:p>
        </text:list-item>
      </text:list>
      <text:p text:style-name="P11"><text:span text:style-name="Strong_20_Emphasis"><text:span text:style-name="T18">A call to start() method makes a thread to execute its run() method. When we call start() it allocates the stack for that individual thread.</text:span></text:span></text:p>
      <text:p text:style-name="P11"><text:span text:style-name="Strong_20_Emphasis"><text:span text:style-name="T18">We can call the run() method directly but it will not work as thread. It will execute as simple method.</text:span></text:span></text:p>
      <text:p text:style-name="P11"><text:span text:style-name="Strong_20_Emphasis"><text:span text:style-name="T15"/></text:span></text:p>
      <text:p text:style-name="P11"><text:span text:style-name="Strong_20_Emphasis"><text:span text:style-name="T15"/></text:span></text:p>
      <text:p text:style-name="P11"><text:span text:style-name="Strong_20_Emphasis"><text:span text:style-name="T20">12) How will you awake a blocked thread in Java?</text:span></text:span></text:p>
      <text:p text:style-name="P11"><text:span text:style-name="Strong_20_Emphasis"><text:span text:style-name="T15">13) What is the difference between CyclicBarriar and CountdownLatch in Java?</text:span></text:span></text:p>
      <text:p text:style-name="P11"><text:span text:style-name="Strong_20_Emphasis"><text:span text:style-name="T20">14) What is an immutable object? How does it help in writing a concurrent application?</text:span></text:span></text:p>
      <text:p text:style-name="P11"><text:span text:style-name="Strong_20_Emphasis"><text:span text:style-name="T20">15) What are some common problems you have faced in multi-threading environment? How did you resolve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erif"/>
    <style:font-face style:name="quot" svg:font-family="quot"/>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12:49:14.03</meta:creation-date>
    <dc:date>2018-10-15T14:39:35.06</dc:date>
    <meta:editing-duration>PT1H50M12S</meta:editing-duration>
    <meta:editing-cycles>22</meta:editing-cycles>
    <meta:generator>OpenOffice/4.1.3$Win32 OpenOffice.org_project/413m1$Build-9783</meta:generator>
    <meta:document-statistic meta:table-count="0" meta:image-count="0" meta:object-count="0" meta:page-count="4" meta:paragraph-count="142" meta:word-count="701" meta:character-count="5209"/>
  </office:meta>
</office:document-meta>
</file>